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10_1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Blumenthal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25, 1892</text:p>
      <text:p text:style-name="P2">Month<text:tab/><text:tab/><text:tab/><text:tab/><text:tab/><text:tab/>August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Saratoga Springs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5">THE CLARENDON,/</text:p>
      <text:p text:style-name="P5">Saratoga Springs, N. Y./</text:p>
      <text:p text:style-name="P5">THE YATES./</text:p>
      <text:p text:style-name="P5">SYRACUSE, N. Y.,/</text:p>
      <text:p text:style-name="P5">TO BE OPENED SEPT. 1ST, 1892./</text:p>
      <text:p text:style-name="P5">AVERILL &amp; GREGORY,/</text:p>
      <text:p text:style-name="P5">PROPRIETORS./</text:p>
      <text:p text:style-name="P6">Saratoga Springs N. Y. Aug 25th 1892/</text:p>
      <text:p text:style-name="P5">My dear Dr/</text:p>
      <text:p text:style-name="P5"><text:tab/>I have been here for two/ weeks, and your last favor of the/ 21<text:span text:style-name="T2">st</text:span><text:span text:style-name="T3"> was sent to me from home this/ day--I have written to Max Cohen/ that as I will not leave here until/ next Tuesday, I cannot go to your/ city on Sunday next--I told him/ that Sunday Sept 4th, had been/ set by Dr D for the examination of/ candidates for admission--that you/ would then come over in all probability/ and we could then confer--</text:span><text:soft-page-break/><text:span text:style-name="T3">however/ Wednesday will suit me, as I/ shall be home Tuesday evening--/ I sincerely hope that all will go/ on in proper and continuous order/</text:span></text:p>
      <text:p text:style-name="P5"><text:span text:style-name="T3"/></text:p>
      <text:p text:style-name="P5"><text:span text:style-name="T3">[Page 2]</text:span></text:p>
      <text:p text:style-name="P5"><text:span text:style-name="T3">during the coming term--I do/ not know if I have written you, that/ all Phil members &amp;c had a Report/ sent to them--besides I sent 100/ to Mr Leverer for distribution &amp;/ use in your city--I did not/ send any to Miss Phillips, as I/ do not know her address--will/ you kindly send her one--if you/ need any more you can have/ them--so hoping to see you/ either on Wednesday 31</text:span><text:span text:style-name="T2">st</text:span><text:span text:style-name="T3"> inst,/ or Sunday Sept 4</text:span><text:span text:style-name="T2">th</text:span><text:span text:style-name="T3">, and that with/ cooler weather you will regain/ health and strength/ Yours Sincerely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1:03:55.57</meta:creation-date>
    <dc:date>2011-12-06T11:21:57.73</dc:date>
    <dc:creator>Penn Libraries</dc:creator>
    <meta:editing-duration>PT00H00M5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404" meta:character-count="2523"/>
  </office:meta>
</office:document-meta>
</file>